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7a360" officeooo:paragraph-rsid="0007a3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學測提綱：</text:p>
      <text:list xml:id="list178197750" text:style-name="L1">
        <text:list-item>
          <text:p text:style-name="P1">爲什麼要貿易：絕對優勢；</text:p>
          <text:list>
            <text:list-item>
              <text:p text:style-name="P1">甲國與乙國貿易，牛肉與土豆</text:p>
            </text:list-item>
            <text:list-item>
              <text:p text:style-name="P1"/>
            </text:list-item>
          </text:list>
        </text:list-item>
        <text:list-item>
          <text:p text:style-name="P1">貿易壁壘：</text:p>
          <text:list>
            <text:list-item>
              <text:p text:style-name="P1">爲什麼要設置貿易壁壘</text:p>
            </text:list-item>
            <text:list-item>
              <text:p text:style-name="P1">關稅</text:p>
            </text:list-item>
            <text:list-item>
              <text:p text:style-name="P1">政府補貼內地產業</text:p>
            </text:list-item>
            <text:list-item>
              <text:p text:style-name="P1">傾銷與反傾銷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8T09:28:13.729677027</meta:creation-date>
    <dc:date>2021-05-18T09:32:42.951864813</dc:date>
    <meta:editing-duration>PT4M29S</meta:editing-duration>
    <meta:editing-cycles>2</meta:editing-cycles>
    <meta:generator>LibreOffice/7.1.3.2$Linux_X86_64 LibreOffice_project/7fefe725e5592600357e1894473a23e841987400</meta:generator>
    <meta:document-statistic meta:table-count="0" meta:image-count="0" meta:object-count="0" meta:page-count="1" meta:paragraph-count="9" meta:word-count="69" meta:character-count="77" meta:non-whitespace-character-count="77"/>
  </office:meta>
</office:document-meta>
</file>